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svg:stroke-width="0.02cm" svg:stroke-color="#000000" draw:marker-start-width="0.23cm" draw:marker-end-width="0.23cm" draw:fill="solid" draw:fill-color="#000000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5" style:family="graphic" style:parent-style-name="objectwithoutfill">
      <style:graphic-properties draw:stroke="solid" draw:stroke-dash="Ultrafine_20_Dashed" svg:stroke-width="0.04cm" svg:stroke-color="#0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draw:stroke="solid" draw:stroke-dash="Ultrafine_20_Dashed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7" style:family="graphic" style:parent-style-name="objectwithoutfill">
      <style:graphic-properties svg:stroke-width="0.01cm" draw:marker-start="Arrow" draw:marker-start-width="0.1cm" draw:marker-end="Arrow" draw:marker-end-width="0.1cm" draw:fill="none" draw:textarea-vertical-align="middle" fo:padding-top="0.13cm" fo:padding-bottom="0.13cm" fo:padding-left="0.255cm" fo:padding-right="0.255cm"/>
    </style:style>
    <style:style style:name="gr8" style:family="graphic" style:parent-style-name="standard">
      <style:graphic-properties svg:stroke-width="0.04cm" svg:stroke-color="#000000" draw:marker-start-width="0.26cm" draw:marker-end-width="0.26cm" draw:fill="none" draw:fill-color="#000000" draw:textarea-horizontal-align="justify" draw:textarea-vertical-align="middle" draw:auto-grow-height="false" fo:min-height="0.064cm" fo:min-width="0cm" fo:padding-top="0.145cm" fo:padding-bottom="0.145cm" fo:padding-left="0.27cm" fo:padding-right="0.27cm"/>
    </style:style>
    <style:style style:name="gr9" style:family="graphic" style:parent-style-name="objectwithoutfill">
      <style:graphic-properties draw:stroke="dash" draw:stroke-dash="_32__20_Dots_20_1_20_Dash" svg:stroke-width="0.01cm" draw:marker-start-width="0.215cm" draw:marker-end-width="0.215cm" draw:fill="none" draw:textarea-vertical-align="middle" fo:padding-top="0.13cm" fo:padding-bottom="0.13cm" fo:padding-left="0.255cm" fo:padding-right="0.255cm"/>
    </style:style>
    <style:style style:name="gr10" style:family="graphic" style:parent-style-name="objectwithoutfill">
      <style:graphic-properties svg:stroke-width="0.01cm" draw:marker-start="" draw:marker-start-width="0.1cm" draw:marker-end="Arrow" draw:marker-end-width="0.1cm" draw:fill="none" draw:textarea-vertical-align="middle" fo:padding-top="0.13cm" fo:padding-bottom="0.13cm" fo:padding-left="0.255cm" fo:padding-right="0.255cm"/>
    </style:style>
    <style:style style:name="gr11" style:family="graphic" style:parent-style-name="objectwithoutfill">
      <style:graphic-properties svg:stroke-width="0.02cm" draw:marker-start-width="0.23cm" draw:marker-end="Arrow" draw:marker-end-width="0.13cm" draw:fill="none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svg:stroke-width="0.04cm" svg:stroke-color="#000000" draw:marker-start-width="0.26cm" draw:marker-end-width="0.26cm" draw:fill="solid" draw:fill-color="#000000" draw:textarea-horizontal-align="justify" draw:textarea-vertical-align="middle" draw:auto-grow-height="fals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662cm" svg:height="0.448cm" svg:x="9.238cm" svg:y="2.65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2" draw:text-style-name="P2" draw:layer="layout" svg:x1="2cm" svg:y1="2.7cm" svg:x2="11cm" svg:y2="2.7cm">
          <text:p/>
        </draw:line>
        <draw:custom-shape draw:style-name="gr3" draw:text-style-name="P3" draw:layer="layout" svg:width="0.1cm" svg:height="0.1cm" svg:x="3.1cm" svg:y="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4.9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6.3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5.8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5.4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2.8cm" svg:y="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2.5cm" svg:y="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8.1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9.9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10.3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10.7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3.1cm" svg:y="2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4.9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6.3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5.8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5.4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2.8cm" svg:y="2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2.5cm" svg:y="2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8.1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9.9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10.3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10.7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3.6cm" svg:y="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4cm" svg:y="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4.4cm" svg:y="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6.85cm" svg:y="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7.4cm" svg:y="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8.5cm" svg:y="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8.9cm" svg:y="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cm" svg:height="0.1cm" svg:x="9.4cm" svg:y="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2cm" svg:y1="4.4cm" svg:x2="11cm" svg:y2="4.4cm">
            <text:p/>
          </draw:line>
          <draw:custom-shape draw:style-name="gr3" draw:text-style-name="P3" draw:layer="layout" svg:width="0.1cm" svg:height="0.1cm" svg:x="3.1cm" svg:y="4.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4.9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6.3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5.8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5.4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2.8cm" svg:y="4.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2.5cm" svg:y="4.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8.1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9.9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10.3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10.7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cm" svg:y1="4.401cm" svg:x2="11cm" svg:y2="4.401cm">
            <text:p/>
          </draw:line>
          <draw:custom-shape draw:style-name="gr3" draw:text-style-name="P3" draw:layer="layout" svg:width="0.1cm" svg:height="0.1cm" svg:x="3.1cm" svg:y="4.3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4.9cm" svg:y="4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6.3cm" svg:y="4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5.8cm" svg:y="4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5.4cm" svg:y="4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2.8cm" svg:y="4.3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2.5cm" svg:y="4.3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8.1cm" svg:y="4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9.9cm" svg:y="4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10.3cm" svg:y="4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10.7cm" svg:y="4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2" draw:layer="layout" svg:width="9cm" svg:height="4.5cm" svg:x="2cm" svg:y="0.9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5cm" svg:y1="1.3cm" svg:x2="6.5cm" svg:y2="5.4cm">
          <text:p/>
        </draw:line>
        <draw:frame draw:style-name="gr1" draw:text-style-name="P1" draw:layer="layout" svg:width="0.374cm" svg:height="0.356cm" svg:x="2.7cm" svg:y="5.04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6" draw:text-style-name="P2" draw:layer="layout" svg:width="1cm" svg:height="1cm" svg:x="8.3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2cm" svg:y1="0.6cm" svg:x2="11cm" svg:y2="0.6cm">
          <text:p/>
        </draw:line>
        <draw:frame draw:style-name="gr1" draw:text-style-name="P1" draw:layer="layout" svg:width="0.538cm" svg:height="0.448cm" svg:x="6.2cm" svg:y="0.15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8" draw:text-style-name="P4" draw:layer="layout" svg:width="0.5cm" svg:height="0.5cm" svg:x="2.2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1.253cm" svg:y1="0.9cm" svg:x2="11.253cm" svg:y2="5.4cm">
          <text:p/>
        </draw:line>
        <draw:frame draw:style-name="gr1" draw:text-style-name="P1" draw:layer="layout" svg:width="0.559cm" svg:height="0.448cm" svg:x="11.241cm" svg:y="2.952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1" draw:layer="layout" svg:width="1.366cm" svg:height="0.313cm" svg:x="3.434cm" svg:y="1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.366cm" svg:height="0.313cm" svg:x="3.4cm" svg:y="2.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1.366cm" svg:height="0.313cm" svg:x="3.434cm" svg:y="3.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.366cm" svg:height="0.313cm" svg:x="3.4cm" svg:y="4.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9" draw:text-style-name="P2" draw:layer="layout" svg:x1="1.4cm" svg:y1="3.15cm" svg:x2="11.4cm" svg:y2="3.15cm">
          <text:p/>
        </draw:line>
        <draw:frame draw:style-name="gr1" draw:text-style-name="P1" draw:layer="layout" svg:width="1.657cm" svg:height="0.466cm" svg:x="6.443cm" svg:y="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7" draw:text-style-name="P2" draw:layer="layout" svg:x1="6.7cm" svg:y1="0.9cm" svg:x2="6.7cm" svg:y2="1.3cm">
          <text:p/>
        </draw:line>
        <draw:frame draw:style-name="gr1" draw:text-style-name="P1" draw:layer="layout" svg:width="0.844cm" svg:height="0.448cm" svg:x="6.7cm" svg:y="0.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1" draw:layer="layout" svg:width="1.303cm" svg:height="0.466cm" svg:x="2.697cm" svg:y="3.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1" draw:layer="layout" svg:width="1.6cm" svg:height="0.466cm" svg:x="8cm" svg:y="3.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0" draw:text-style-name="P2" draw:layer="layout" svg:x1="8.8cm" svg:y1="3.15cm" svg:x2="9.2cm" svg:y2="2.9cm">
          <text:p/>
        </draw:line>
        <draw:g>
          <draw:line draw:style-name="gr2" draw:text-style-name="P2" draw:layer="layout" svg:x1="2cm" svg:y1="1.8cm" svg:x2="11cm" svg:y2="1.8cm">
            <text:p/>
          </draw:line>
          <draw:custom-shape draw:style-name="gr3" draw:text-style-name="P3" draw:layer="layout" svg:width="0.1cm" svg:height="0.1cm" svg:x="3.1cm" svg:y="1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4.9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6.3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5.8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5.4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2.8cm" svg:y="1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2.5cm" svg:y="1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8.1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9.9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10.3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10.7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cm" svg:y1="1.801cm" svg:x2="11cm" svg:y2="1.801cm">
            <text:p/>
          </draw:line>
          <draw:custom-shape draw:style-name="gr3" draw:text-style-name="P3" draw:layer="layout" svg:width="0.1cm" svg:height="0.1cm" svg:x="3.1cm" svg:y="1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4.9cm" svg:y="1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6.3cm" svg:y="1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5.8cm" svg:y="1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5.4cm" svg:y="1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2.8cm" svg:y="1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2.5cm" svg:y="1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8.1cm" svg:y="1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9.9cm" svg:y="1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10.3cm" svg:y="1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10.7cm" svg:y="1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2" draw:layer="layout" svg:x1="8.75cm" svg:y1="0.7cm" svg:x2="8.85cm" svg:y2="5.7cm">
          <text:p/>
        </draw:line>
        <draw:line draw:style-name="gr7" draw:text-style-name="P2" draw:layer="layout" svg:x1="2cm" svg:y1="6cm" svg:x2="8.8cm" svg:y2="6cm">
          <text:p/>
        </draw:line>
        <draw:frame draw:style-name="gr1" draw:text-style-name="P1" draw:layer="layout" svg:width="0.67cm" svg:height="0.452cm" svg:x="5.3cm" svg:y="5.94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g>
          <draw:custom-shape draw:style-name="gr3" draw:text-style-name="P3" draw:layer="layout" svg:width="0.1cm" svg:height="0.1cm" svg:x="3.1cm" svg:y="3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4.9cm" svg:y="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6.3cm" svg:y="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5.8cm" svg:y="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5.4cm" svg:y="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2.8cm" svg:y="3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2.5cm" svg:y="3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8.1cm" svg:y="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9.9cm" svg:y="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10.3cm" svg:y="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10.7cm" svg:y="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4cm" svg:y1="3.6cm" svg:x2="11cm" svg:y2="3.601cm">
            <text:p/>
          </draw:line>
          <draw:custom-shape draw:style-name="gr3" draw:text-style-name="P3" draw:layer="layout" svg:width="0.1cm" svg:height="0.1cm" svg:x="3.1cm" svg:y="3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4.9cm" svg:y="3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6.3cm" svg:y="3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5.8cm" svg:y="3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5.4cm" svg:y="3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2.8cm" svg:y="3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2.5cm" svg:y="3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8.1cm" svg:y="3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9.9cm" svg:y="3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10.3cm" svg:y="3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10.7cm" svg:y="3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3.6cm" svg:y="3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4cm" svg:y="3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4.4cm" svg:y="3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6.85cm" svg:y="3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7.4cm" svg:y="3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8.5cm" svg:y="3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8.9cm" svg:y="3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cm" svg:height="0.1cm" svg:x="9.4cm" svg:y="3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2" draw:layer="layout" svg:x1="2cm" svg:y1="3.5cm" svg:x2="2.5cm" svg:y2="3.5cm">
          <text:p/>
        </draw:line>
        <draw:frame draw:style-name="gr1" draw:text-style-name="P1" draw:layer="layout" svg:width="0.653cm" svg:height="0.452cm" svg:x="1.947cm" svg:y="3.44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1" draw:text-style-name="P2" draw:layer="layout" svg:x1="2.1cm" svg:y1="5.3cm" svg:x2="2.8cm" svg:y2="5.3cm">
          <text:p/>
        </draw:line>
        <draw:line draw:style-name="gr11" draw:text-style-name="P2" draw:layer="layout" svg:x1="2.1cm" svg:y1="5.3cm" svg:x2="2.1cm" svg:y2="4.6cm">
          <text:p/>
        </draw:line>
        <draw:frame draw:style-name="gr1" draw:text-style-name="P1" draw:layer="layout" svg:width="0.404cm" svg:height="0.356cm" svg:x="2.096cm" svg:y="4.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2" draw:text-style-name="P3" draw:layer="layout" svg:width="0.05cm" svg:height="0.05cm" svg:x="2.08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357cm" svg:height="0.356cm" svg:x="2.1cm" svg:y="4.94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7" draw:text-style-name="P2" draw:layer="layout" svg:x1="1.7cm" svg:y1="3.15cm" svg:x2="1.7cm" svg:y2="5.4cm">
          <text:p/>
        </draw:line>
        <draw:frame draw:style-name="gr1" draw:text-style-name="P1" draw:layer="layout" svg:width="1.336cm" svg:height="0.452cm" svg:x="0.364cm" svg:y="3.948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7" draw:text-style-name="P2" draw:layer="layout" svg:x1="2cm" svg:y1="5.6cm" svg:x2="6.5cm" svg:y2="5.6cm">
          <text:p/>
        </draw:line>
        <draw:frame draw:style-name="gr1" draw:text-style-name="P1" draw:layer="layout" svg:width="0.75cm" svg:height="0.452cm" svg:x="4cm" svg:y="5.54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0" draw:text-style-name="P2" draw:layer="layout" svg:x1="6.2cm" svg:y1="5cm" svg:x2="6.5cm" svg:y2="5cm">
          <text:p/>
        </draw:line>
        <draw:line draw:style-name="gr10" draw:text-style-name="P2" draw:layer="layout" svg:x1="6.8cm" svg:y1="5cm" svg:x2="6.5cm" svg:y2="5cm">
          <text:p/>
        </draw:line>
        <draw:frame draw:style-name="gr1" draw:text-style-name="P1" draw:layer="layout" svg:width="0.678cm" svg:height="0.452cm" svg:x="6.8cm" svg:y="4.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1" draw:layer="layout" svg:width="0.645cm" svg:height="0.448cm" svg:x="2.6cm" svg:y="2.7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10" draw:text-style-name="P2" draw:layer="layout" svg:x1="2.45cm" svg:y1="3.15cm" svg:x2="2.6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6.5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9T10:37:04.761112559</meta:creation-date>
    <dc:date>2017-05-30T17:21:57.490949011</dc:date>
    <meta:editing-duration>PT33M27S</meta:editing-duration>
    <meta:editing-cycles>10</meta:editing-cycles>
    <meta:generator>LibreOffice/5.1.6.2$Linux_X86_64 LibreOffice_project/10m0$Build-2</meta:generator>
    <meta:document-statistic meta:object-count="153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n>0.36</mn>
      </mrow>
      <mi>m</mi>
    </mrow>
    <annotation encoding="StarMath 5.0">y = 0.36 m</annotation>
  </semantics>
</math>
</file>

<file path=Object 10/content.xml><?xml version="1.0" encoding="utf-8"?>
<math xmlns="http://www.w3.org/1998/Math/MathML" display="block">
  <semantics>
    <msub>
      <mi>L</mi>
      <mi>x</mi>
    </msub>
    <annotation encoding="StarMath 5.0">L_x</annotation>
  </semantics>
</math>
</file>

<file path=Object 11/content.xml><?xml version="1.0" encoding="utf-8"?>
<math xmlns="http://www.w3.org/1998/Math/MathML" display="block">
  <semantics>
    <msub>
      <mi>L</mi>
      <mi>y</mi>
    </msub>
    <annotation encoding="StarMath 5.0">L_y</annotation>
  </semantics>
</math>
</file>

<file path=Object 12/content.xml><?xml version="1.0" encoding="utf-8"?>
<math xmlns="http://www.w3.org/1998/Math/MathML" display="block">
  <semantics>
    <mtext>source</mtext>
    <annotation encoding="StarMath 5.0">"source"</annotation>
  </semantics>
</math>
</file>

<file path=Object 13/content.xml><?xml version="1.0" encoding="utf-8"?>
<math xmlns="http://www.w3.org/1998/Math/MathML" display="block">
  <semantics>
    <mtext>cylinder</mtext>
    <annotation encoding="StarMath 5.0">"cylinder"</annotation>
  </semantics>
</math>
</file>

<file path=Object 14/content.xml><?xml version="1.0" encoding="utf-8"?>
<math xmlns="http://www.w3.org/1998/Math/MathML" display="block">
  <semantics>
    <msub>
      <mi>a</mi>
      <mtext>cyl</mtext>
    </msub>
    <annotation encoding="StarMath 5.0">a_"cyl"</annotation>
  </semantics>
</math>
</file>

<file path=Object 15/content.xml><?xml version="1.0" encoding="utf-8"?>
<math xmlns="http://www.w3.org/1998/Math/MathML" display="block">
  <semantics>
    <msub>
      <mi>x</mi>
      <mtext>cyl</mtext>
    </msub>
    <annotation encoding="StarMath 5.0">x_"cyl"</annotation>
  </semantics>
</math>
</file>

<file path=Object 16/content.xml><?xml version="1.0" encoding="utf-8"?>
<math xmlns="http://www.w3.org/1998/Math/MathML" display="block">
  <semantics>
    <msub>
      <mi>t</mi>
      <mtext>part</mtext>
    </msub>
    <annotation encoding="StarMath 5.0">t_"part"</annotation>
  </semantics>
</math>
</file>

<file path=Object 17/content.xml><?xml version="1.0" encoding="utf-8"?>
<math xmlns="http://www.w3.org/1998/Math/MathML" display="block">
  <semantics>
    <msub>
      <mi>x</mi>
      <mtext>src</mtext>
    </msub>
    <annotation encoding="StarMath 5.0">x_"src"</annotation>
  </semantics>
</math>
</file>

<file path=Object 18/content.xml><?xml version="1.0" encoding="utf-8"?>
<math xmlns="http://www.w3.org/1998/Math/MathML" display="block">
  <semantics>
    <mi>z</mi>
    <annotation encoding="StarMath 5.0">z</annotation>
  </semantics>
</math>
</file>

<file path=Object 19/content.xml><?xml version="1.0" encoding="utf-8"?>
<math xmlns="http://www.w3.org/1998/Math/MathML" display="block">
  <semantics>
    <mrow>
      <msub>
        <mi>y</mi>
        <mtext>src</mtext>
      </msub>
      <mi>,</mi>
      <msub>
        <mi>y</mi>
        <mtext>cyl</mtext>
      </msub>
    </mrow>
    <annotation encoding="StarMath 5.0">y_"src", y_"cyl"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n>0.27</mn>
      </mrow>
      <mi>m</mi>
    </mrow>
    <annotation encoding="StarMath 5.0">y = 0.27 m</annotation>
  </semantics>
</math>
</file>

<file path=Object 20/content.xml><?xml version="1.0" encoding="utf-8"?>
<math xmlns="http://www.w3.org/1998/Math/MathML" display="block">
  <semantics>
    <msub>
      <mi>a</mi>
      <mtext>src</mtext>
    </msub>
    <annotation encoding="StarMath 5.0">a_"src"</annotation>
  </semantics>
</math>
</file>

<file path=Object 3/content.xml><?xml version="1.0" encoding="utf-8"?>
<math xmlns="http://www.w3.org/1998/Math/MathML" display="block">
  <semantics>
    <mrow>
      <mrow>
        <mi>y</mi>
        <mo stretchy="false">=</mo>
        <mn>0.18</mn>
      </mrow>
      <mi>m</mi>
    </mrow>
    <annotation encoding="StarMath 5.0">y = 0.18 m</annotation>
  </semantics>
</math>
</file>

<file path=Object 4/content.xml><?xml version="1.0" encoding="utf-8"?>
<math xmlns="http://www.w3.org/1998/Math/MathML" display="block">
  <semantics>
    <msub>
      <mi>x</mi>
      <mtext>part</mtext>
    </msub>
    <annotation encoding="StarMath 5.0">x_"part"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row>
      <mrow>
        <mi>y</mi>
        <mo stretchy="false">=</mo>
        <mn>0.09</mn>
      </mrow>
      <mi>m</mi>
    </mrow>
    <annotation encoding="StarMath 5.0">y = 0.09 m</annotation>
  </semantics>
</math>
</file>

<file path=Object 7/content.xml><?xml version="1.0" encoding="utf-8"?>
<math xmlns="http://www.w3.org/1998/Math/MathML" display="block">
  <semantics>
    <mi>y</mi>
    <annotation encoding="StarMath 5.0">y</annotation>
  </semantics>
</math>
</file>

<file path=Object 8/content.xml><?xml version="1.0" encoding="utf-8"?>
<math xmlns="http://www.w3.org/1998/Math/MathML" display="block">
  <semantics>
    <mtext>partition</mtext>
    <annotation encoding="StarMath 5.0">"partition"</annotation>
  </semantics>
</math>
</file>

<file path=Object 9/content.xml><?xml version="1.0" encoding="utf-8"?>
<math xmlns="http://www.w3.org/1998/Math/MathML" display="block">
  <semantics>
    <msub>
      <mi>w</mi>
      <mtext>hole</mtext>
    </msub>
    <annotation encoding="StarMath 5.0">w_"hole"</annotation>
  </semantics>
</math>
</file>